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9.65cm" fo:min-width="12.76cm" fo:padding-top="0.174cm" fo:padding-bottom="0.174cm" fo:padding-left="0.299cm" fo:padding-right="0.299cm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9.828cm" fo:min-width="11.698cm" fo:padding-top="0.175cm" fo:padding-bottom="0.175cm" fo:padding-left="0.3cm" fo:padding-right="0.3cm" draw:shadow-opacity="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5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1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acb20c" draw:marker-start-width="0.358cm" draw:marker-end-width="0.358cm" draw:fill="none" loext:fill-use-slide-background="false" draw:textarea-horizontal-align="justify" draw:textarea-vertical-align="middle" draw:auto-grow-height="false" fo:min-height="3.89cm" fo:min-width="9.296cm" fo:padding-top="0.177cm" fo:padding-bottom="0.177cm" fo:padding-left="0.302cm" fo:padding-right="0.302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text-properties fo:color="#2a6099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acb20c" loext:opacity="100%"/>
    </style:style>
    <style:style style:name="P10" style:family="paragraph">
      <loext:graphic-properties draw:fill="none" draw:fill-color="#ffffff"/>
      <style:text-properties fo:color="#acb20c" loext:opacity="100%"/>
    </style:style>
    <style:style style:name="T1" style:family="text">
      <style:text-properties fo:color="#2a6099" loext:opacity="100%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111111" loext:opacity="100%"/>
    </style:style>
    <style:style style:name="T5" style:family="text">
      <style:text-properties fo:color="#8d1d75" loext:opacity="100%"/>
    </style:style>
    <style:style style:name="T6" style:family="text">
      <style:text-properties fo:color="#5b277d" loext:opacity="100%"/>
    </style:style>
    <style:style style:name="T7" style:family="text">
      <style:text-properties fo:color="#8e86ae" loext:opacity="100%"/>
    </style:style>
    <style:style style:name="T8" style:family="text">
      <style:text-properties fo:color="#acb20c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75cm" svg:height="14cm" svg:x="1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25cm" svg:height="14.25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9cm" svg:height="9.5cm" svg:x="2.75cm" svg:y="7.5cm">
          <draw:text-box>
            <text:p><text:span text:style-name="T1">{-4 · sin(x) + x · y ² - 5 · x / y}</text:span></text:p>
            <text:p text:style-name="P3"><text:span text:style-name="T1">x ² + y ² + z ² </text:span></text:p>
            <text:p><text:span text:style-name="T1"/></text:p>
            <text:p><text:span text:style-name="T1">{ x ² + y ² + z ² }</text:span></text:p>
            <text:p><text:span text:style-name="T1"/></text:p>
            <text:p><text:span text:style-name="T1">(a ² - 2 · a · b + b ²)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1">(a * b * c)</text:span></text:p>
            <text:p><text:span text:style-name="T1">(- <text:s/>a · b + b ²)</text:span></text:p>
            <text:p><text:span text:style-name="T1"/></text:p>
            <text:p><text:span text:style-name="T1">(- a) · b + b ²</text:span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(a · b · c)</text:span></text:p>
            <text:p><text:s text:c="13"/></text:p>
          </draw:text-box>
        </draw:frame>
        <draw:frame draw:style-name="gr4" draw:text-style-name="P6" draw:layer="layout" svg:width="6.75cm" svg:height="12.816cm" svg:x="12.5cm" svg:y="5.434cm">
          <draw:text-box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(cons + lyst)</text:span></text:p>
            <text:p text:style-name="P5"><text:span text:style-name="T1"/></text:p>
            <text:p text:style-name="P5">(define plus +)</text:p>
            <text:p text:style-name="P5">(cons <text:span text:style-name="T3">plus</text:span> lyst)</text:p>
            <text:p text:style-name="P5"/>
            <text:p text:style-name="P5"><text:span text:style-name="T4">(a b c)</text:span></text:p>
            <text:p text:style-name="P5"><text:span text:style-name="T1">(- x * y)</text:span></text:p>
            <text:p text:style-name="P5"><text:span text:style-name="T1">(- - x * z)</text:span></text:p>
            <text:p text:style-name="P5"><text:span text:style-name="T1">(f ° g)</text:span></text:p>
            <text:p text:style-name="P5"><text:span text:style-name="T5">(x ² - 3)</text:span></text:p>
            <text:p text:style-name="P5"><text:span text:style-name="T5">(- x ² 3)</text:span></text:p>
            <text:p text:style-name="P5"><text:span text:style-name="T6">(- x ² - 3)</text:span></text:p>
            <text:p text:style-name="P5"><text:span text:style-name="T6">(- (- x ²) 3)</text:span></text:p>
            <text:p text:style-name="P5"><text:span text:style-name="T7"/></text:p>
          </draw:text-box>
        </draw:frame>
        <draw:frame draw:style-name="gr5" draw:text-style-name="P4" draw:layer="layout" svg:width="7cm" svg:height="9.364cm" svg:x="20.25cm" svg:y="6.5cm">
          <draw:text-box>
            <text:p>(f x y /)</text:p>
            <text:p/>
            <text:p/>
            <text:p>(+ (* (- a) b) (expt b 2))</text:p>
            <text:p/>
            <text:p>(* a b c)</text:p>
            <text:p/>
            <text:p>(foo (bar lyst))</text:p>
            <text:p/>
            <text:p>(a b +)</text:p>
            <text:p/>
            <text:p>(- x y)</text:p>
          </draw:text-box>
        </draw:frame>
        <draw:frame draw:style-name="gr6" draw:text-style-name="P7" draw:layer="layout" svg:width="3cm" svg:height="1cm" svg:x="3cm" svg:y="2.75cm">
          <draw:text-box>
            <text:p><text:span text:style-name="T1">Infix</text:span></text:p>
          </draw:text-box>
        </draw:frame>
        <draw:frame draw:style-name="gr7" draw:text-style-name="P4" draw:layer="layout" svg:width="3cm" svg:height="1.25cm" svg:x="25.25cm" svg:y="18cm">
          <draw:text-box>
            <text:p>Prefix</text:p>
          </draw:text-box>
        </draw:frame>
        <draw:custom-shape draw:style-name="gr8" draw:text-style-name="P8" draw:layer="layout" svg:width="14cm" svg:height="6cm" svg:x="1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cm" svg:height="1cm" svg:x="22.625cm" svg:y="1.322cm">
          <draw:text-box>
            <text:p text:style-name="P9"><text:span text:style-name="T8">Postfix</text:span></text:p>
          </draw:text-box>
        </draw:frame>
        <draw:frame draw:style-name="gr9" draw:text-style-name="P4" draw:layer="layout" svg:width="2.881cm" svg:height="2cm" svg:x="16cm" svg:y="2.5cm">
          <draw:text-box>
            <text:p>(3 2 1 +)</text:p>
            <text:p>(7 !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2:55:29.845364804</meta:creation-date>
    <dc:date>2026-03-01T10:20:09.161382974</dc:date>
    <meta:editing-duration>P2DT10H21M55S</meta:editing-duration>
    <meta:editing-cycles>15</meta:editing-cycles>
    <meta:generator>LibreOffice/24.2.7.2$Linux_X86_64 LibreOffice_project/420$Build-2</meta:generator>
    <meta:document-statistic meta:object-count="10"/>
  </office:meta>
</office:document-meta>
</file>